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Sends the read stream received via the selected serial connection to the <text:span text:style-name="backtick">data</text:span> output.</text:p>

            
                <text:list xml:id="list_SerialRead2" text:continue-numbering="true" text:continue-list="list_Serial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Read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serial connec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Read7" text:continue-numbering="true" text:continue-list="list_SerialRead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Read8" text:continue-numbering="true" text:continue-list="list_SerialRead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Read9" text:continue-numbering="true" text:continue-list="list_SerialRead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Read10" text:continue-numbering="true" text:continue-list="list_SerialRead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Read11" text:continue-numbering="true" text:continue-list="list_SerialRea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Read3" text:continue-numbering="true" text:continue-list="list_SerialRead2" text:style-name="Outline">
                    <text:list-item>
                        <text:list>
                            <text:list-item>
                                <text:h text:style-name="Heading_20_2" text:outline-level="2">Inputs</text:h>
                            </text:list-item>
                        </text:list>
                    </text:list-item>
                </text:list>

                
                            <text:list xml:id="list_SerialRead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Read4" text:continue-numbering="true" text:continue-list="list_SerialRead3" text:style-name="Outline">
                    <text:list-item>
                        <text:list>
                            <text:list-item>
                                <text:h text:style-name="Heading_20_2" text:outline-level="2">Outputs</text:h>
                            </text:list-item>
                        </text:list>
                    </text:list-item>
                </text:list>

                
                            <text:list xml:id="list_SerialRea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Read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Output to which the read stream is sent.</text:p>


            
                    <text:list xml:id="list_SerialRead5" text:continue-numbering="true" text:continue-list="list_SerialRead4" text:style-name="Outline">
                        <text:list-item>
                            <text:list>
                                <text:list-item>
                                    <text:h text:style-name="Heading_20_2" text:outline-level="2">Examples</text:h>
                                </text:list-item>
                            </text:list>
                        </text:list-item>
                    </text:list>
                    <text:p text:style-name="Standard"/>
                    
                    <text:list xml:id="list_SerialRead15"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